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T1" style:family="text">
      <style:text-properties fo:font-style="normal" fo:font-weight="normal" officeooo:rsid="000aa403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94864"/>
    </style:style>
    <style:style style:name="T5" style:family="text">
      <style:text-properties fo:font-variant="normal" fo:text-transform="none" fo:color="#000000" fo:letter-spacing="normal" fo:font-style="normal" fo:font-weight="normal" officeooo:rsid="00082e98"/>
    </style:style>
    <style:style style:name="T6" style:family="text">
      <style:text-properties fo:font-variant="normal" fo:text-transform="none" fo:color="#000000" fo:letter-spacing="normal" officeooo:rsid="0010ad28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094864" style:font-name-asian="DejaVu Sans Mono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10pt" fo:letter-spacing="normal" fo:font-style="normal" fo:font-weight="normal" officeooo:rsid="000c6961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dadc7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f133d" style:font-name-asian="DejaVu Sans Mono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111753" style:font-name-asian="DejaVu Sans Mono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10pt" fo:letter-spacing="normal" fo:font-style="normal" fo:font-weight="normal" officeooo:rsid="0011e9f1" style:font-name-asian="DejaVu Sans Mono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mv</text:span><text:span text:style-name="T3">(IOS) <text:s text:c="20"/>Specifica</text:span><text:span text:style-name="T5">t</text:span><text:span text:style-name="T3">ion Document <text:s text:c="22"/>m</text:span><text:span text:style-name="T4">v</text:span><text:span text:style-name="T3">(IOS)</text:span></text:p>
      <text:p text:style-name="P1"/>
      <text:p text:style-name="P1"/>
      <text:p text:style-name="P1"/>
      <text:p text:style-name="P3">NAME</text:p>
      <text:p text:style-name="P1"><text:span text:style-name="T2"><text:s text:c="7"/></text:span><text:span text:style-name="T7">mv</text:span><text:span text:style-name="T3"> – </text:span><text:span text:style-name="T7">move an object/item to another location</text:span></text:p>
      <text:p text:style-name="P1"/>
      <text:p text:style-name="P3">SYNOPSIS</text:p>
      <text:p text:style-name="P1"><text:span text:style-name="T2"><text:s text:c="7"/></text:span><text:span text:style-name="T7">mv</text:span><text:span text:style-name="T3"> [</text:span><text:span text:style-name="T7">ITEM</text:span><text:span text:style-name="T3">] </text:span><text:span text:style-name="T4">[LOCATION]</text:span></text:p>
      <text:p text:style-name="P1"/>
      <text:p text:style-name="P3">DESCRIPTION</text:p>
      <text:p text:style-name="P2"><text:s text:c="7"/><text:span text:style-name="T1">Moves the item [ITEM] to another directory specified in [LOCATION]. The player must always write two arguments, never less and never more.</text:span></text:p>
      <text:p text:style-name="P1"/>
      <text:p text:style-name="P3">SEE ALSO</text:p>
      <text:p text:style-name="P1"><text:span text:style-name="T2"><text:s text:c="7"/></text:span><text:span text:style-name="T8">cp</text:span><text:span text:style-name="T11">(1), write(2), getcwd(3), open(2), chmod(2), exit(3), close(2), write(2), </text:span><text:span text:style-name="T12">unlink(2).</text:span></text:p>
      <text:p text:style-name="P1"/>
      <text:p text:style-name="P3">REPORTING BUGS</text:p>
      <text:p text:style-name="P1"><text:span text:style-name="T2"><text:s text:c="7"/></text:span><text:span text:style-name="T6">There are no </text:span><text:span text:style-name="T10">known bugs.</text:span></text:p>
      <text:p text:style-name="P1"/>
      <text:p text:style-name="P3">AUTHOR</text:p>
      <text:p text:style-name="P1"><text:span text:style-name="T2"><text:tab/> <text:s/></text:span><text:span text:style-name="T9">Baldwin Rodríguez Ponc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7T17:54:19.793236339</dc:date>
    <meta:editing-duration>PT36M15S</meta:editing-duration>
    <meta:editing-cycles>12</meta:editing-cycles>
    <meta:generator>LibreOffice/6.3.6.2$Linux_X86_64 LibreOffice_project/30$Build-2</meta:generator>
    <meta:document-statistic meta:table-count="0" meta:image-count="0" meta:object-count="0" meta:page-count="1" meta:paragraph-count="13" meta:word-count="61" meta:character-count="504" meta:non-whitespace-character-count="375"/>
  </office:meta>
</office:document-meta>
</file>